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SUBROUTINE SGETRF( M, N, A, LDA, IPIV, INFO )</text:p>
      <text:p text:style-name="Preformatted_20_Text">*</text:p>
      <text:p text:style-name="Preformatted_20_Text">* <text:s/>-- LAPACK routine (version 3.0) --</text:p>
      <text:p text:style-name="Preformatted_20_Text">* <text:s text:c="4"/>Univ. of Tennessee, Univ. of California Berkeley, NAG Ltd.,</text:p>
      <text:p text:style-name="Preformatted_20_Text">* <text:s text:c="4"/>Courant Institute, Argonne National Lab, and Rice University</text:p>
      <text:p text:style-name="Preformatted_20_Text">* <text:s text:c="4"/>March 31, 1993 </text:p>
      <text:p text:style-name="Preformatted_20_Text">*</text:p>
      <text:p text:style-name="Preformatted_20_Text">* <text:s text:c="4"/>.. Scalar Arguments ..</text:p>
      <text:p text:style-name="Preformatted_20_Text"><text:s text:c="6"/>INTEGER <text:s text:c="11"/>INFO, LDA, M, N</text:p>
      <text:p text:style-name="Preformatted_20_Text">* <text:s text:c="4"/>..</text:p>
      <text:p text:style-name="Preformatted_20_Text">* <text:s text:c="4"/>.. Array Arguments ..</text:p>
      <text:p text:style-name="Preformatted_20_Text"><text:s text:c="6"/>INTEGER <text:s text:c="11"/>IPIV( * )</text:p>
      <text:p text:style-name="Preformatted_20_Text"><text:s text:c="6"/>REAL <text:s text:c="14"/>A( LDA, * )</text:p>
      <text:p text:style-name="Preformatted_20_Text">* <text:s text:c="4"/>..</text:p>
      <text:p text:style-name="Preformatted_20_Text">*</text:p>
      <text:p text:style-name="Preformatted_20_Text">* <text:s/>Purpose</text:p>
      <text:p text:style-name="Preformatted_20_Text">* <text:s/>=======</text:p>
      <text:p text:style-name="Preformatted_20_Text">*</text:p>
      <text:p text:style-name="Preformatted_20_Text">* <text:s/>SGETRF computes an LU factorization of a general M-by-N matrix A</text:p>
      <text:p text:style-name="Preformatted_20_Text">* <text:s/>using partial pivoting with row interchanges.</text:p>
      <text:p text:style-name="Preformatted_20_Text">*</text:p>
      <text:p text:style-name="Preformatted_20_Text">* <text:s/>The factorization has the form</text:p>
      <text:p text:style-name="Preformatted_20_Text">* <text:s text:c="4"/>A = P * L * U</text:p>
      <text:p text:style-name="Preformatted_20_Text">* <text:s/>where P is a permutation matrix, L is lower triangular with unit</text:p>
      <text:p text:style-name="Preformatted_20_Text">* <text:s/>diagonal elements (lower trapezoidal if m &gt; n), and U is upper</text:p>
      <text:p text:style-name="Preformatted_20_Text">* <text:s/>triangular (upper trapezoidal if m &lt; n).</text:p>
      <text:p text:style-name="Preformatted_20_Text">*</text:p>
      <text:p text:style-name="Preformatted_20_Text">* <text:s/>This is the right-looking Level 3 BLAS version of the algorithm.</text:p>
      <text:p text:style-name="Preformatted_20_Text">*</text:p>
      <text:p text:style-name="Preformatted_20_Text">* <text:s/>Arguments</text:p>
      <text:p text:style-name="Preformatted_20_Text">* <text:s/>=========</text:p>
      <text:p text:style-name="Preformatted_20_Text">*</text:p>
      <text:p text:style-name="Preformatted_20_Text">* <text:s/>M <text:s text:c="6"/>(input) INTEGER</text:p>
      <text:p text:style-name="Preformatted_20_Text">* <text:s text:c="9"/>The number of rows of the matrix A. <text:s/>M &gt;= 0.</text:p>
      <text:p text:style-name="Preformatted_20_Text">*</text:p>
      <text:p text:style-name="Preformatted_20_Text">* <text:s/>N <text:s text:c="6"/>(input) INTEGER</text:p>
      <text:p text:style-name="Preformatted_20_Text">* <text:s text:c="9"/>The number of columns of the matrix A. <text:s/>N &gt;= 0.</text:p>
      <text:p text:style-name="Preformatted_20_Text">*</text:p>
      <text:p text:style-name="Preformatted_20_Text">* <text:s/>A <text:s text:c="6"/>(input/output) REAL array, dimension (LDA,N)</text:p>
      <text:p text:style-name="Preformatted_20_Text">* <text:s text:c="9"/>On entry, the M-by-N matrix to be factored.</text:p>
      <text:p text:style-name="Preformatted_20_Text">* <text:s text:c="9"/>On exit, the factors L and U from the factorization</text:p>
      <text:p text:style-name="Preformatted_20_Text">* <text:s text:c="9"/>A = P*L*U; the unit diagonal elements of L are not stored.</text:p>
      <text:p text:style-name="Preformatted_20_Text">*</text:p>
      <text:p text:style-name="Preformatted_20_Text">* <text:s/>LDA <text:s text:c="4"/>(input) INTEGER</text:p>
      <text:p text:style-name="Preformatted_20_Text">* <text:s text:c="9"/>The leading dimension of the array A. <text:s/>LDA &gt;= max(1,M).</text:p>
      <text:p text:style-name="Preformatted_20_Text">*</text:p>
      <text:p text:style-name="Preformatted_20_Text">* <text:s/>IPIV <text:s text:c="3"/>(output) INTEGER array, dimension (min(M,N))</text:p>
      <text:p text:style-name="Preformatted_20_Text">* <text:s text:c="9"/>The pivot indices; for 1 &lt;= i &lt;= min(M,N), row i of the</text:p>
      <text:p text:style-name="Preformatted_20_Text">* <text:s text:c="9"/>matrix was interchanged with row IPIV(i).</text:p>
      <text:p text:style-name="Preformatted_20_Text">*</text:p>
      <text:p text:style-name="Preformatted_20_Text">* <text:s/>INFO <text:s text:c="3"/>(output) INTEGER</text:p>
      <text:p text:style-name="Preformatted_20_Text">* <text:s text:c="9"/>= 0: <text:s/>successful exit</text:p>
      <text:p text:style-name="Preformatted_20_Text">* <text:s text:c="9"/>&lt; 0: <text:s/>if INFO = -i, the i-th argument had an illegal value</text:p>
      <text:p text:style-name="Preformatted_20_Text">* <text:s text:c="9"/>&gt; 0: <text:s/>if INFO = i, U(i,i) is exactly zero. The factorization</text:p>
      <text:p text:style-name="Preformatted_20_Text">* <text:s text:c="15"/>has been completed, but the factor U is exactly</text:p>
      <text:p text:style-name="Preformatted_20_Text">* <text:s text:c="15"/>singular, and division by zero will occur if it is used</text:p>
      <text:p text:style-name="Preformatted_20_Text">* <text:s text:c="15"/>to solve a system of equations.</text:p>
      <text:p text:style-name="Preformatted_20_Text">*</text:p>
      <text:p text:style-name="P1">* <text:s/>=====================================================================</text:p>
      <text:p text:style-name="Standard"/>
      <text:p text:style-name="Preformatted_20_Text"><text:s text:c="5"/>SUBROUTINE SGETRI( N, A, LDA, IPIV, WORK, LWORK, INFO )</text:p>
      <text:p text:style-name="Preformatted_20_Text">*</text:p>
      <text:p text:style-name="Preformatted_20_Text">* <text:s/>-- LAPACK routine (version 3.0) --</text:p>
      <text:p text:style-name="Preformatted_20_Text">* <text:s text:c="4"/>Univ. of Tennessee, Univ. of California Berkeley, NAG Ltd.,</text:p>
      <text:p text:style-name="Preformatted_20_Text">* <text:s text:c="4"/>Courant Institute, Argonne National Lab, and Rice University</text:p>
      <text:p text:style-name="Preformatted_20_Text">* <text:s text:c="4"/>June 30, 1999</text:p>
      <text:p text:style-name="Preformatted_20_Text">*</text:p>
      <text:p text:style-name="Preformatted_20_Text">* <text:s text:c="4"/>.. Scalar Arguments ..</text:p>
      <text:p text:style-name="Preformatted_20_Text"><text:s text:c="6"/>INTEGER <text:s text:c="11"/>INFO, LDA, LWORK, N</text:p>
      <text:p text:style-name="Preformatted_20_Text">* <text:s text:c="4"/>..</text:p>
      <text:p text:style-name="Preformatted_20_Text">* <text:s text:c="4"/>.. Array Arguments ..</text:p>
      <text:p text:style-name="Preformatted_20_Text"><text:s text:c="6"/>INTEGER <text:s text:c="11"/>IPIV( * )</text:p>
      <text:p text:style-name="Preformatted_20_Text"><text:s text:c="6"/>REAL <text:s text:c="14"/>A( LDA, * ), WORK( * )</text:p>
      <text:p text:style-name="Preformatted_20_Text">* <text:s text:c="4"/>..</text:p>
      <text:p text:style-name="Preformatted_20_Text">*</text:p>
      <text:p text:style-name="Preformatted_20_Text">* <text:s/>Purpose</text:p>
      <text:p text:style-name="Preformatted_20_Text">* <text:s/>=======</text:p>
      <text:p text:style-name="Preformatted_20_Text">*</text:p>
      <text:p text:style-name="Preformatted_20_Text">* <text:s/>SGETRI computes the inverse of a matrix using the LU factorization</text:p>
      <text:p text:style-name="Preformatted_20_Text">* <text:s/>computed by SGETRF.</text:p>
      <text:p text:style-name="Preformatted_20_Text">*</text:p>
      <text:p text:style-name="Preformatted_20_Text">* <text:s/>This method inverts U and then computes inv(A) by solving the system</text:p>
      <text:p text:style-name="Preformatted_20_Text">* <text:s/>inv(A)*L = inv(U) for inv(A).</text:p>
      <text:p text:style-name="Preformatted_20_Text">*</text:p>
      <text:p text:style-name="Preformatted_20_Text">* <text:s/>Arguments</text:p>
      <text:p text:style-name="Preformatted_20_Text">* <text:s/>=========</text:p>
      <text:p text:style-name="Preformatted_20_Text">*</text:p>
      <text:p text:style-name="Preformatted_20_Text">* <text:s/>N <text:s text:c="6"/>(input) INTEGER</text:p>
      <text:p text:style-name="Preformatted_20_Text">* <text:s text:c="9"/>The order of the matrix A. <text:s/>N &gt;= 0.</text:p>
      <text:p text:style-name="Preformatted_20_Text">*</text:p>
      <text:p text:style-name="Preformatted_20_Text">* <text:s/>A <text:s text:c="6"/>(input/output) REAL array, dimension (LDA,N)</text:p>
      <text:p text:style-name="Preformatted_20_Text">* <text:s text:c="9"/>On entry, the factors L and U from the factorization</text:p>
      <text:p text:style-name="Preformatted_20_Text">* <text:s text:c="9"/>A = P*L*U as computed by SGETRF.</text:p>
      <text:p text:style-name="Preformatted_20_Text">* <text:s text:c="9"/>On exit, if INFO = 0, the inverse of the original matrix A.</text:p>
      <text:p text:style-name="Preformatted_20_Text">*</text:p>
      <text:p text:style-name="Preformatted_20_Text">* <text:s/>LDA <text:s text:c="4"/>(input) INTEGER</text:p>
      <text:p text:style-name="Preformatted_20_Text">* <text:s text:c="9"/>The leading dimension of the array A. <text:s/>LDA &gt;= max(1,N).</text:p>
      <text:p text:style-name="Preformatted_20_Text">*</text:p>
      <text:p text:style-name="Preformatted_20_Text">* <text:s/>IPIV <text:s text:c="3"/>(input) INTEGER array, dimension (N)</text:p>
      <text:p text:style-name="Preformatted_20_Text">* <text:s text:c="9"/>The pivot indices from SGETRF; for 1&lt;=i&lt;=N, row i of the</text:p>
      <text:p text:style-name="Preformatted_20_Text">* <text:s text:c="9"/>matrix was interchanged with row IPIV(i).</text:p>
      <text:p text:style-name="Preformatted_20_Text">*</text:p>
      <text:p text:style-name="Preformatted_20_Text">* <text:s/>WORK <text:s text:c="3"/>(workspace/output) REAL array, dimension (LWORK)</text:p>
      <text:p text:style-name="Preformatted_20_Text">* <text:s text:c="9"/>On exit, if INFO=0, then WORK(1) returns the optimal LWORK.</text:p>
      <text:p text:style-name="Preformatted_20_Text">*</text:p>
      <text:p text:style-name="Preformatted_20_Text">* <text:s/>LWORK <text:s text:c="2"/>(input) INTEGER</text:p>
      <text:p text:style-name="Preformatted_20_Text">* <text:s text:c="9"/>The dimension of the array WORK. <text:s/>LWORK &gt;= max(1,N).</text:p>
      <text:p text:style-name="Preformatted_20_Text">* <text:s text:c="9"/>For optimal performance LWORK &gt;= N*NB, where NB is</text:p>
      <text:p text:style-name="Preformatted_20_Text">* <text:s text:c="9"/>the optimal blocksize returned by ILAENV.</text:p>
      <text:p text:style-name="Preformatted_20_Text">*</text:p>
      <text:p text:style-name="Preformatted_20_Text">* <text:s text:c="9"/>If LWORK = -1, then a workspace query is assumed; the routine</text:p>
      <text:p text:style-name="Preformatted_20_Text">* <text:s text:c="9"/>only calculates the optimal size of the WORK array, returns</text:p>
      <text:p text:style-name="Preformatted_20_Text">* <text:s text:c="9"/>this value as the first entry of the WORK array, and no error</text:p>
      <text:p text:style-name="Preformatted_20_Text">* <text:s text:c="9"/>message related to LWORK is issued by XERBLA.</text:p>
      <text:p text:style-name="Preformatted_20_Text">*</text:p>
      <text:p text:style-name="Preformatted_20_Text">* <text:s/>INFO <text:s text:c="3"/>(output) INTEGER</text:p>
      <text:p text:style-name="Preformatted_20_Text">* <text:s text:c="9"/>= 0: <text:s/>successful exit</text:p>
      <text:p text:style-name="Preformatted_20_Text">* <text:s text:c="9"/>&lt; 0: <text:s/>if INFO = -i, the i-th argument had an illegal value</text:p>
      <text:p text:style-name="Preformatted_20_Text">* <text:s text:c="9"/>&gt; 0: <text:s/>if INFO = i, U(i,i) is exactly zero; the matrix is</text:p>
      <text:p text:style-name="Preformatted_20_Text">* <text:s text:c="15"/>singular and its inverse could not be computed.</text:p>
      <text:p text:style-name="Preformatted_20_Text">*</text:p>
      <text:p text:style-name="P1">* <text:s/>=====================================================================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pitch="variable"/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Bitstream Vera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xi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xi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xi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creation-date>2005-11-07T14:44:51</meta:creation-date>
    <dc:date>2005-11-07T14:46:33</dc:date>
    <dc:language>en-US</dc:language>
    <meta:editing-cycles>2</meta:editing-cycles>
    <meta:editing-duration>PT1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121" meta:word-count="584" meta:character-count="4196"/>
  </office:meta>
</office:document-meta>
</file>